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46in"/>
    </style:style>
    <style:style style:name="co2" style:family="table-column">
      <style:table-column-properties fo:break-before="auto" style:column-width="1.9217in"/>
    </style:style>
    <style:style style:name="co3" style:family="table-column">
      <style:table-column-properties fo:break-before="auto" style:column-width="10.2374in"/>
    </style:style>
    <style:style style:name="co4" style:family="table-column">
      <style:table-column-properties fo:break-before="auto" style:column-width="2.9228in"/>
    </style:style>
    <style:style style:name="co5" style:family="table-column">
      <style:table-column-properties fo:break-before="auto" style:column-width="1.1165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2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20pt" fo:font-style="normal" fo:text-shadow="none" style:text-underline-style="none" fo:font-weight="bold" style:font-size-asian="20pt" style:font-style-asian="normal" style:font-weight-asian="bold" style:font-name-complex="Calibri (Body)" style:font-size-complex="20pt" style:font-style-complex="normal" style:font-weight-complex="bold"/>
    </style:style>
    <style:style style:name="ce2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563c1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24" office:value-type="string" calcext:value-type="string">
            <text:p>Questions: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25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21" office:value-type="string" calcext:value-type="string">
            <text:p>Sr. No.</text:p>
          </table:table-cell>
          <table:table-cell table:style-name="ce22" office:value-type="string" calcext:value-type="string">
            <text:p>Topic:</text:p>
          </table:table-cell>
          <table:table-cell table:style-name="ce22" office:value-type="string" calcext:value-type="string">
            <text:p>Problem: </text:p>
          </table:table-cell>
          <table:table-cell table:style-name="ce29" office:value-type="string" calcext:value-type="string">
            <text:p>Done [yes or no] </text:p>
          </table:table-cell>
          <table:table-cell table:number-columns-repeated="60"/>
        </table:table-row>
        <table:table-row table:style-name="ro2">
          <table:table-cell table:number-columns-repeated="3"/>
          <table:table-cell table:style-name="ce30"/>
          <table:table-cell table:number-columns-repeated="60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30" office:value-type="string" calcext:value-type="string">
            <text:p>N</text:p>
          </table:table-cell>
          <table:table-cell table:number-columns-repeated="60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30" office:value-type="string" calcext:value-type="string">
            <text:p>y</text:p>
          </table:table-cell>
          <table:table-cell table:number-columns-repeated="60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30" office:value-type="string" calcext:value-type="string">
            <text:p>↔</text:p>
          </table:table-cell>
          <table:table-cell table:number-columns-repeated="60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merge-intervals/" xlink:type="simple">Merge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" calcext:value-type="float">
            <text:p>1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" calcext:value-type="float">
            <text:p>2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" calcext:value-type="float">
            <text:p>2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" calcext:value-type="float">
            <text:p>36</text:p>
          </table:table-cell>
          <table:table-cell table:style-name="ce23" office:value-type="string" calcext:value-type="string">
            <text:p>Array</text:p>
          </table:table-cell>
          <table:table-cell table:style-name="ce26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" calcext:value-type="float">
            <text:p>38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" calcext:value-type="float">
            <text:p>39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" calcext:value-type="float">
            <text:p>40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find-a-specific-pair-in-matrix/" xlink:type="simple">Find a specific pair i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5" calcext:value-type="float">
            <text:p>45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23" office:value-type="string" calcext:value-type="string">
            <text:p>Matrix</text:p>
          </table:table-cell>
          <table:table-cell table:style-name="ce26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7" calcext:value-type="float">
            <text:p>4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reverse-string/" xlink:type="simple">Reverse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23" office:value-type="string" calcext:value-type="string">
            <text:p>String</text:p>
          </table:table-cell>
          <table:table-cell table:style-name="ce27" office:value-type="string" calcext:value-type="string">
            <text:p>Why strings are immutable in Java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3" calcext:value-type="float">
            <text:p>5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7" calcext:value-type="float">
            <text:p>5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59" calcext:value-type="float">
            <text:p>5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0" calcext:value-type="float">
            <text:p>6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1" calcext:value-type="float">
            <text:p>6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2" calcext:value-type="float">
            <text:p>6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3" calcext:value-type="float">
            <text:p>6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4" calcext:value-type="float">
            <text:p>6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5" calcext:value-type="float">
            <text:p>6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7" calcext:value-type="float">
            <text:p>6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8" calcext:value-type="float">
            <text:p>6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69" calcext:value-type="float">
            <text:p>6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1" calcext:value-type="float">
            <text:p>7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3" calcext:value-type="float">
            <text:p>7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4" calcext:value-type="float">
            <text:p>7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5" calcext:value-type="float">
            <text:p>7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6" calcext:value-type="float">
            <text:p>7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7" calcext:value-type="float">
            <text:p>7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0" calcext:value-type="float">
            <text:p>80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1" calcext:value-type="float">
            <text:p>81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2" calcext:value-type="float">
            <text:p>82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3" calcext:value-type="float">
            <text:p>83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4" calcext:value-type="float">
            <text:p>84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5" calcext:value-type="float">
            <text:p>85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6" calcext:value-type="float">
            <text:p>86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7" calcext:value-type="float">
            <text:p>87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8" calcext:value-type="float">
            <text:p>88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89" calcext:value-type="float">
            <text:p>89</text:p>
          </table:table-cell>
          <table:table-cell table:style-name="ce23" office:value-type="string" calcext:value-type="string">
            <text:p>String</text:p>
          </table:table-cell>
          <table:table-cell table:style-name="ce26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1" calcext:value-type="float">
            <text:p>9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2" calcext:value-type="float">
            <text:p>9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leetcode.com/problems/search-in-rotated-sorted-array/" xlink:type="simple">Search in a rotated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3" calcext:value-type="float">
            <text:p>9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4" calcext:value-type="float">
            <text:p>9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6" calcext:value-type="float">
            <text:p>9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7" calcext:value-type="float">
            <text:p>9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8" calcext:value-type="float">
            <text:p>9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99" calcext:value-type="float">
            <text:p>9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0" calcext:value-type="float">
            <text:p>10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1" calcext:value-type="float">
            <text:p>10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2" calcext:value-type="float">
            <text:p>10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3" calcext:value-type="float">
            <text:p>10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4" calcext:value-type="float">
            <text:p>10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5" calcext:value-type="float">
            <text:p>10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6" calcext:value-type="float">
            <text:p>10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7" calcext:value-type="float">
            <text:p>10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8" calcext:value-type="float">
            <text:p>10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09" calcext:value-type="float">
            <text:p>10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0" calcext:value-type="float">
            <text:p>11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1" calcext:value-type="float">
            <text:p>11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2" calcext:value-type="float">
            <text:p>11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3" calcext:value-type="float">
            <text:p>11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GGRCOW/" xlink:type="simple">Aggressive cow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4" calcext:value-type="float">
            <text:p>11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5" calcext:value-type="float">
            <text:p>11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EKO/" xlink:type="simple">EKOSPOJ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6" calcext:value-type="float">
            <text:p>116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7" calcext:value-type="float">
            <text:p>117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8" calcext:value-type="float">
            <text:p>118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19" calcext:value-type="float">
            <text:p>119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0" calcext:value-type="float">
            <text:p>120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PRATA/" xlink:type="simple">ROTI-Prata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1" calcext:value-type="float">
            <text:p>121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ANARC05B/" xlink:type="simple">DoubleHelix SPOJ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2" calcext:value-type="float">
            <text:p>122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spoj.com/problems/SUBSUMS/" xlink:type="simple">Subset Sum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3" calcext:value-type="float">
            <text:p>123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4" calcext:value-type="float">
            <text:p>124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5" calcext:value-type="float">
            <text:p>125</text:p>
          </table:table-cell>
          <table:table-cell table:style-name="ce23" office:value-type="string" calcext:value-type="string">
            <text:p>Searching &amp; Sorting</text:p>
          </table:table-cell>
          <table:table-cell table:style-name="ce26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26" calcext:value-type="float">
            <text:p>12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7" calcext:value-type="float">
            <text:p>12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8" calcext:value-type="float">
            <text:p>12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29" calcext:value-type="float">
            <text:p>12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0" calcext:value-type="float">
            <text:p>13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1" calcext:value-type="float">
            <text:p>13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2" calcext:value-type="float">
            <text:p>13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3" calcext:value-type="float">
            <text:p>13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5" calcext:value-type="float">
            <text:p>13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6" calcext:value-type="float">
            <text:p>13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7" calcext:value-type="float">
            <text:p>13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8" calcext:value-type="float">
            <text:p>13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39" calcext:value-type="float">
            <text:p>13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0" calcext:value-type="float">
            <text:p>14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1" calcext:value-type="float">
            <text:p>14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2" calcext:value-type="float">
            <text:p>142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3" calcext:value-type="float">
            <text:p>14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4" calcext:value-type="float">
            <text:p>14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5" calcext:value-type="float">
            <text:p>14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6" calcext:value-type="float">
            <text:p>14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7" calcext:value-type="float">
            <text:p>14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8" calcext:value-type="float">
            <text:p>14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49" calcext:value-type="float">
            <text:p>14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0" calcext:value-type="float">
            <text:p>15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1" calcext:value-type="float">
            <text:p>151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Can we reverse a linked list in less than O(n)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office:value-type="float" office:value="152" calcext:value-type="float">
            <text:p>152</text:p>
          </table:table-cell>
          <table:table-cell table:style-name="ce23" office:value-type="string" calcext:value-type="string">
            <text:p>LinkedList</text:p>
          </table:table-cell>
          <table:table-cell table:style-name="ce27" office:value-type="string" calcext:value-type="string">
            <text:p>Why Quicksort is preferred for. Arrays and Merge Sort for LinkedLists ?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3" calcext:value-type="float">
            <text:p>153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4" calcext:value-type="float">
            <text:p>154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5" calcext:value-type="float">
            <text:p>155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6" calcext:value-type="float">
            <text:p>156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7" calcext:value-type="float">
            <text:p>157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8" calcext:value-type="float">
            <text:p>158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59" calcext:value-type="float">
            <text:p>159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0" calcext:value-type="float">
            <text:p>160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1" calcext:value-type="float">
            <text:p>161</text:p>
          </table:table-cell>
          <table:table-cell table:style-name="ce23" office:value-type="string" calcext:value-type="string">
            <text:p>LinkedList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62" calcext:value-type="float">
            <text:p>16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3" calcext:value-type="float">
            <text:p>16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4" calcext:value-type="float">
            <text:p>16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5" calcext:value-type="float">
            <text:p>16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6" calcext:value-type="float">
            <text:p>16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7" calcext:value-type="float">
            <text:p>16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8" calcext:value-type="float">
            <text:p>16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69" calcext:value-type="float">
            <text:p>16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0" calcext:value-type="float">
            <text:p>17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1" calcext:value-type="float">
            <text:p>17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2" calcext:value-type="float">
            <text:p>17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3" calcext:value-type="float">
            <text:p>17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4" calcext:value-type="float">
            <text:p>17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5" calcext:value-type="float">
            <text:p>17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6" calcext:value-type="float">
            <text:p>17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7" calcext:value-type="float">
            <text:p>17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8" calcext:value-type="float">
            <text:p>17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79" calcext:value-type="float">
            <text:p>17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0" calcext:value-type="float">
            <text:p>18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1" calcext:value-type="float">
            <text:p>18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2" calcext:value-type="float">
            <text:p>18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3" calcext:value-type="float">
            <text:p>18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4" calcext:value-type="float">
            <text:p>18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5" calcext:value-type="float">
            <text:p>18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6" calcext:value-type="float">
            <text:p>18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7" calcext:value-type="float">
            <text:p>187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8" calcext:value-type="float">
            <text:p>188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89" calcext:value-type="float">
            <text:p>189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0" calcext:value-type="float">
            <text:p>190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1" calcext:value-type="float">
            <text:p>191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2" calcext:value-type="float">
            <text:p>192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3" calcext:value-type="float">
            <text:p>193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4" calcext:value-type="float">
            <text:p>194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5" calcext:value-type="float">
            <text:p>195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6" calcext:value-type="float">
            <text:p>196</text:p>
          </table:table-cell>
          <table:table-cell table:style-name="ce23" office:value-type="string" calcext:value-type="string">
            <text:p>Binary Trees</text:p>
          </table:table-cell>
          <table:table-cell table:style-name="ce26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197" calcext:value-type="float">
            <text:p>19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8" calcext:value-type="float">
            <text:p>19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199" calcext:value-type="float">
            <text:p>19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0" calcext:value-type="float">
            <text:p>20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1" calcext:value-type="float">
            <text:p>20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2" calcext:value-type="float">
            <text:p>20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3" calcext:value-type="float">
            <text:p>203</text:p>
          </table:table-cell>
          <table:table-cell table:style-name="ce23" office:value-type="string" calcext:value-type="string">
            <text:p>Binary Search Trees</text:p>
          </table:table-cell>
          <table:table-cell table:style-name="ce28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4" calcext:value-type="float">
            <text:p>20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5" calcext:value-type="float">
            <text:p>20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6" calcext:value-type="float">
            <text:p>20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7" calcext:value-type="float">
            <text:p>20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8" calcext:value-type="float">
            <text:p>20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09" calcext:value-type="float">
            <text:p>209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0" calcext:value-type="float">
            <text:p>210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1" calcext:value-type="float">
            <text:p>211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2" calcext:value-type="float">
            <text:p>212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3" calcext:value-type="float">
            <text:p>213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4" calcext:value-type="float">
            <text:p>214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5" calcext:value-type="float">
            <text:p>215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6" calcext:value-type="float">
            <text:p>216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7" calcext:value-type="float">
            <text:p>217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18" calcext:value-type="float">
            <text:p>218</text:p>
          </table:table-cell>
          <table:table-cell table:style-name="ce23" office:value-type="string" calcext:value-type="string">
            <text:p>Binary Search Trees</text:p>
          </table:table-cell>
          <table:table-cell table:style-name="ce26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19" calcext:value-type="float">
            <text:p>21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0" calcext:value-type="float">
            <text:p>22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1" calcext:value-type="float">
            <text:p>22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2" calcext:value-type="float">
            <text:p>22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3" calcext:value-type="float">
            <text:p>22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4" calcext:value-type="float">
            <text:p>22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5" calcext:value-type="float">
            <text:p>22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6" calcext:value-type="float">
            <text:p>22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7" calcext:value-type="float">
            <text:p>22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8" calcext:value-type="float">
            <text:p>22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29" calcext:value-type="float">
            <text:p>22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0" calcext:value-type="float">
            <text:p>23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1" calcext:value-type="float">
            <text:p>23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2" calcext:value-type="float">
            <text:p>23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3" calcext:value-type="float">
            <text:p>23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4" calcext:value-type="float">
            <text:p>23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5" calcext:value-type="float">
            <text:p>23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6" calcext:value-type="float">
            <text:p>23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7" calcext:value-type="float">
            <text:p>23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8" calcext:value-type="float">
            <text:p>23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39" calcext:value-type="float">
            <text:p>23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0" calcext:value-type="float">
            <text:p>24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1" calcext:value-type="float">
            <text:p>24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2" calcext:value-type="float">
            <text:p>24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3" calcext:value-type="float">
            <text:p>24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4" calcext:value-type="float">
            <text:p>244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DIEHARD/" xlink:type="simple">DIEHARD -DIE HAR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5" calcext:value-type="float">
            <text:p>245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6" calcext:value-type="float">
            <text:p>246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GCJ101BB/" xlink:type="simple">Picking Up Chi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7" calcext:value-type="float">
            <text:p>247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CHOCOLA/" xlink:type="simple">CHOCOLA –Chocolat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8" calcext:value-type="float">
            <text:p>248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49" calcext:value-type="float">
            <text:p>249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0" calcext:value-type="float">
            <text:p>250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1" calcext:value-type="float">
            <text:p>251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2" calcext:value-type="float">
            <text:p>252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3" calcext:value-type="float">
            <text:p>253</text:p>
          </table:table-cell>
          <table:table-cell table:style-name="ce23" office:value-type="string" calcext:value-type="string">
            <text:p>Greedy</text:p>
          </table:table-cell>
          <table:table-cell table:style-name="ce26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54" calcext:value-type="float">
            <text:p>25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5" calcext:value-type="float">
            <text:p>25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6" calcext:value-type="float">
            <text:p>25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7" calcext:value-type="float">
            <text:p>25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8" calcext:value-type="float">
            <text:p>25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59" calcext:value-type="float">
            <text:p>25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0" calcext:value-type="float">
            <text:p>26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1" calcext:value-type="float">
            <text:p>26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2" calcext:value-type="float">
            <text:p>26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3" calcext:value-type="float">
            <text:p>263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tug-of-war/" xlink:type="simple">Tug of Wa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4" calcext:value-type="float">
            <text:p>264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5" calcext:value-type="float">
            <text:p>265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6" calcext:value-type="float">
            <text:p>266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7" calcext:value-type="float">
            <text:p>267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8" calcext:value-type="float">
            <text:p>268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69" calcext:value-type="float">
            <text:p>269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0" calcext:value-type="float">
            <text:p>270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1" calcext:value-type="float">
            <text:p>271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2" calcext:value-type="float">
            <text:p>272</text:p>
          </table:table-cell>
          <table:table-cell table:style-name="ce23" office:value-type="string" calcext:value-type="string">
            <text:p>BackTracking</text:p>
          </table:table-cell>
          <table:table-cell table:style-name="ce26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273" calcext:value-type="float">
            <text:p>27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4" calcext:value-type="float">
            <text:p>27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5" calcext:value-type="float">
            <text:p>27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6" calcext:value-type="float">
            <text:p>27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7" calcext:value-type="float">
            <text:p>27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8" calcext:value-type="float">
            <text:p>27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79" calcext:value-type="float">
            <text:p>27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0" calcext:value-type="float">
            <text:p>28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1" calcext:value-type="float">
            <text:p>28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2" calcext:value-type="float">
            <text:p>28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3" calcext:value-type="float">
            <text:p>28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4" calcext:value-type="float">
            <text:p>28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5" calcext:value-type="float">
            <text:p>28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6" calcext:value-type="float">
            <text:p>286</text:p>
          </table:table-cell>
          <table:table-cell table:style-name="ce23" office:value-type="string" calcext:value-type="string">
            <text:p>Stacks &amp; Queues</text:p>
          </table:table-cell>
          <table:table-cell table:style-name="ce28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7" calcext:value-type="float">
            <text:p>28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8" calcext:value-type="float">
            <text:p>28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89" calcext:value-type="float">
            <text:p>28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0" calcext:value-type="float">
            <text:p>29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1" calcext:value-type="float">
            <text:p>29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2" calcext:value-type="float">
            <text:p>29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3" calcext:value-type="float">
            <text:p>29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4" calcext:value-type="float">
            <text:p>29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5" calcext:value-type="float">
            <text:p>29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6" calcext:value-type="float">
            <text:p>29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7" calcext:value-type="float">
            <text:p>29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8" calcext:value-type="float">
            <text:p>29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299" calcext:value-type="float">
            <text:p>29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0" calcext:value-type="float">
            <text:p>30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1" calcext:value-type="float">
            <text:p>301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2" calcext:value-type="float">
            <text:p>302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3" calcext:value-type="float">
            <text:p>303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4" calcext:value-type="float">
            <text:p>304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5" calcext:value-type="float">
            <text:p>305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6" calcext:value-type="float">
            <text:p>306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7" calcext:value-type="float">
            <text:p>307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8" calcext:value-type="float">
            <text:p>308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09" calcext:value-type="float">
            <text:p>309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0" calcext:value-type="float">
            <text:p>310</text:p>
          </table:table-cell>
          <table:table-cell table:style-name="ce23" office:value-type="string" calcext:value-type="string">
            <text:p>Stacks &amp; Queues</text:p>
          </table:table-cell>
          <table:table-cell table:style-name="ce26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11" calcext:value-type="float">
            <text:p>31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2" calcext:value-type="float">
            <text:p>31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3" calcext:value-type="float">
            <text:p>31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4" calcext:value-type="float">
            <text:p>31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5" calcext:value-type="float">
            <text:p>31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6" calcext:value-type="float">
            <text:p>31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7" calcext:value-type="float">
            <text:p>31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8" calcext:value-type="float">
            <text:p>31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19" calcext:value-type="float">
            <text:p>319</text:p>
          </table:table-cell>
          <table:table-cell table:style-name="ce23" office:value-type="string" calcext:value-type="string">
            <text:p>Heap</text:p>
          </table:table-cell>
          <table:table-cell table:style-name="ce28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0" calcext:value-type="float">
            <text:p>320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1" calcext:value-type="float">
            <text:p>321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2" calcext:value-type="float">
            <text:p>322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3" calcext:value-type="float">
            <text:p>323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4" calcext:value-type="float">
            <text:p>324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5" calcext:value-type="float">
            <text:p>325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6" calcext:value-type="float">
            <text:p>326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7" calcext:value-type="float">
            <text:p>327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28" calcext:value-type="float">
            <text:p>328</text:p>
          </table:table-cell>
          <table:table-cell table:style-name="ce23" office:value-type="string" calcext:value-type="string">
            <text:p>Heap</text:p>
          </table:table-cell>
          <table:table-cell table:style-name="ce26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29" calcext:value-type="float">
            <text:p>32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0" calcext:value-type="float">
            <text:p>33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1" calcext:value-type="float">
            <text:p>33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2" calcext:value-type="float">
            <text:p>33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3" calcext:value-type="float">
            <text:p>33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4" calcext:value-type="float">
            <text:p>33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5" calcext:value-type="float">
            <text:p>33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6" calcext:value-type="float">
            <text:p>33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flood-fill/" xlink:type="simple">flood fill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7" calcext:value-type="float">
            <text:p>33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lone-graph/" xlink:type="simple">Clone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8" calcext:value-type="float">
            <text:p>33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39" calcext:value-type="float">
            <text:p>33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word-ladder/" xlink:type="simple">word Ladder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0" calcext:value-type="float">
            <text:p>34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1" calcext:value-type="float">
            <text:p>34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2" calcext:value-type="float">
            <text:p>34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3" calcext:value-type="float">
            <text:p>34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4" calcext:value-type="float">
            <text:p>34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5" calcext:value-type="float">
            <text:p>34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6" calcext:value-type="float">
            <text:p>34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7" calcext:value-type="float">
            <text:p>34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8" calcext:value-type="float">
            <text:p>34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49" calcext:value-type="float">
            <text:p>34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0" calcext:value-type="float">
            <text:p>35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1" calcext:value-type="float">
            <text:p>35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2" calcext:value-type="float">
            <text:p>35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3" calcext:value-type="float">
            <text:p>35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4" calcext:value-type="float">
            <text:p>35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5" calcext:value-type="float">
            <text:p>35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6" calcext:value-type="float">
            <text:p>35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7" calcext:value-type="float">
            <text:p>35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8" calcext:value-type="float">
            <text:p>35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59" calcext:value-type="float">
            <text:p>35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0" calcext:value-type="float">
            <text:p>36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1" calcext:value-type="float">
            <text:p>36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2" calcext:value-type="float">
            <text:p>36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3" calcext:value-type="float">
            <text:p>363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4" calcext:value-type="float">
            <text:p>364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5" calcext:value-type="float">
            <text:p>365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6" calcext:value-type="float">
            <text:p>366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7" calcext:value-type="float">
            <text:p>367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8" calcext:value-type="float">
            <text:p>368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69" calcext:value-type="float">
            <text:p>369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0" calcext:value-type="float">
            <text:p>370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1" calcext:value-type="float">
            <text:p>371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2" calcext:value-type="float">
            <text:p>372</text:p>
          </table:table-cell>
          <table:table-cell table:style-name="ce23" office:value-type="string" calcext:value-type="string">
            <text:p>Graph</text:p>
          </table:table-cell>
          <table:table-cell table:style-name="ce26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3" calcext:value-type="float">
            <text:p>373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4" calcext:value-type="float">
            <text:p>374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5" calcext:value-type="float">
            <text:p>375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6" calcext:value-type="float">
            <text:p>376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7" calcext:value-type="float">
            <text:p>377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78" calcext:value-type="float">
            <text:p>378</text:p>
          </table:table-cell>
          <table:table-cell table:style-name="ce23" office:value-type="string" calcext:value-type="string">
            <text:p>Trie</text:p>
          </table:table-cell>
          <table:table-cell table:style-name="ce26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 table:number-rows-repeated="2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379" calcext:value-type="float">
            <text:p>37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0" calcext:value-type="float">
            <text:p>38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1" calcext:value-type="float">
            <text:p>38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2" calcext:value-type="float">
            <text:p>38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3" calcext:value-type="float">
            <text:p>38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4" calcext:value-type="float">
            <text:p>38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5" calcext:value-type="float">
            <text:p>38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6" calcext:value-type="float">
            <text:p>38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7" calcext:value-type="float">
            <text:p>38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8" calcext:value-type="float">
            <text:p>38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89" calcext:value-type="float">
            <text:p>38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0" calcext:value-type="float">
            <text:p>39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1" calcext:value-type="float">
            <text:p>39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2" calcext:value-type="float">
            <text:p>39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3" calcext:value-type="float">
            <text:p>39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4" calcext:value-type="float">
            <text:p>39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5" calcext:value-type="float">
            <text:p>39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6" calcext:value-type="float">
            <text:p>39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7" calcext:value-type="float">
            <text:p>39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8" calcext:value-type="float">
            <text:p>39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399" calcext:value-type="float">
            <text:p>39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0" calcext:value-type="float">
            <text:p>40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1" calcext:value-type="float">
            <text:p>40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2" calcext:value-type="float">
            <text:p>40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3" calcext:value-type="float">
            <text:p>40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4" calcext:value-type="float">
            <text:p>40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5" calcext:value-type="float">
            <text:p>40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6" calcext:value-type="float">
            <text:p>40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7" calcext:value-type="float">
            <text:p>40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8" calcext:value-type="float">
            <text:p>40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09" calcext:value-type="float">
            <text:p>40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0" calcext:value-type="float">
            <text:p>41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1" calcext:value-type="float">
            <text:p>41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2" calcext:value-type="float">
            <text:p>41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3" calcext:value-type="float">
            <text:p>41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4" calcext:value-type="float">
            <text:p>41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5" calcext:value-type="float">
            <text:p>41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6" calcext:value-type="float">
            <text:p>41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7" calcext:value-type="float">
            <text:p>41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8" calcext:value-type="float">
            <text:p>41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19" calcext:value-type="float">
            <text:p>41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0" calcext:value-type="float">
            <text:p>42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1" calcext:value-type="float">
            <text:p>42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2" calcext:value-type="float">
            <text:p>42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3" calcext:value-type="float">
            <text:p>42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4" calcext:value-type="float">
            <text:p>42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5" calcext:value-type="float">
            <text:p>42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6" calcext:value-type="float">
            <text:p>42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7" calcext:value-type="float">
            <text:p>42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8" calcext:value-type="float">
            <text:p>42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29" calcext:value-type="float">
            <text:p>429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0" calcext:value-type="float">
            <text:p>430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1" calcext:value-type="float">
            <text:p>431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2" calcext:value-type="float">
            <text:p>432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3" calcext:value-type="float">
            <text:p>433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4" calcext:value-type="float">
            <text:p>434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5" calcext:value-type="float">
            <text:p>435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6" calcext:value-type="float">
            <text:p>436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7" calcext:value-type="float">
            <text:p>437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38" calcext:value-type="float">
            <text:p>438</text:p>
          </table:table-cell>
          <table:table-cell table:style-name="ce23" office:value-type="string" calcext:value-type="string">
            <text:p>Dynamic Programming</text:p>
          </table:table-cell>
          <table:table-cell table:style-name="ce26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3">
          <table:table-cell table:number-columns-repeated="2"/>
          <table:table-cell table:style-name="ce27"/>
          <table:table-cell table:style-name="ce30"/>
          <table:table-cell table:number-columns-repeated="60"/>
        </table:table-row>
        <table:table-row table:style-name="ro3">
          <table:table-cell/>
          <table:table-cell table:style-name="ce23"/>
          <table:table-cell table:style-name="ce27"/>
          <table:table-cell table:style-name="ce30"/>
          <table:table-cell table:number-columns-repeated="60"/>
        </table:table-row>
        <table:table-row table:style-name="ro4">
          <table:table-cell office:value-type="float" office:value="439" calcext:value-type="float">
            <text:p>439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0" calcext:value-type="float">
            <text:p>440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1" calcext:value-type="float">
            <text:p>441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2" calcext:value-type="float">
            <text:p>442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3" calcext:value-type="float">
            <text:p>443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4" calcext:value-type="float">
            <text:p>444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5" calcext:value-type="float">
            <text:p>445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6" calcext:value-type="float">
            <text:p>446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7" calcext:value-type="float">
            <text:p>447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4">
          <table:table-cell office:value-type="float" office:value="448" calcext:value-type="float">
            <text:p>448</text:p>
          </table:table-cell>
          <table:table-cell table:style-name="ce23" office:value-type="string" calcext:value-type="string">
            <text:p>Bit Manipulation</text:p>
          </table:table-cell>
          <table:table-cell table:style-name="ce26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30" office:value-type="string" calcext:value-type="string">
            <text:p>&lt;-&gt;</text:p>
          </table:table-cell>
          <table:table-cell table:number-columns-repeated="60"/>
        </table:table-row>
        <table:table-row table:style-name="ro2" table:number-rows-repeated="104809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de" number:country="DE">
      <number:number number:min-integer-digits="1"/>
    </number:number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Result2" style:family="table-cell" style:parent-style-name="Result" style:data-style-name="N122">
      <style:table-cell-properties fo:background-color="#ff9966"/>
      <style:text-properties fo:font-weight="bold"/>
    </style:style>
    <style:style style:name="Heading1" style:family="table-cell" style:parent-style-name="Heading">
      <style:table-cell-properties fo:background-color="#ff9966"/>
      <style:text-properties fo:color="#000000" fo:font-size="10pt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20000">
      <style:table-cell-properties fo:background-color="#ff9966" fo:wrap-option="wrap" fo:border="0.06pt solid #000000" fo:padding="0.0138in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9:54:52.6524107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creation-date>2020-10-14T11:36:56</meta:creation-date>
    <dc:date>2021-03-06T19:55:30.031291977</dc:date>
    <meta:generator>LibreOffice/7.0.3.1$Linux_X86_64 LibreOffice_project/00$Build-1</meta:generator>
    <meta:editing-duration>PT13H28M44S</meta:editing-duration>
    <meta:editing-cycles>11</meta:editing-cycles>
    <meta:document-statistic meta:table-count="1" meta:cell-count="17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